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cm" svg:height="11.6cm" svg:x="2.3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cm" svg:height="7.7cm" svg:x="8.1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9.2cm" svg:x="3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3.4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2cm" svg:x="5cm" svg:y="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3.4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7cm" svg:x="3.3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7.7cm" svg:x="3.2cm" svg:y="5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7cm" svg:height="0.645cm" svg:x="2.33cm" svg:y="2.5cm">
          <draw:text-box>
            <text:p text:style-name="P2">EditorView</text:p>
          </draw:text-box>
        </draw:frame>
        <draw:frame draw:style-name="gr2" draw:text-style-name="P2" draw:layer="layout" svg:width="3.05cm" svg:height="0.645cm" svg:x="8.6cm" svg:y="4.5cm">
          <draw:text-box>
            <text:p text:style-name="P2">BoardView [sub]</text:p>
          </draw:text-box>
        </draw:frame>
        <draw:frame draw:style-name="gr2" draw:text-style-name="P2" draw:layer="layout" svg:width="2.623cm" svg:height="0.645cm" svg:x="3.1cm" svg:y="3.6cm">
          <draw:text-box>
            <text:p text:style-name="P2">EditorSidebar</text:p>
          </draw:text-box>
        </draw:frame>
        <draw:frame draw:style-name="gr2" draw:text-style-name="P2" draw:layer="layout" svg:width="2.843cm" svg:height="0.645cm" svg:x="3.4cm" svg:y="4.2cm">
          <draw:text-box>
            <text:p text:style-name="P2">EditorCategory</text:p>
          </draw:text-box>
        </draw:frame>
        <draw:frame draw:style-name="gr2" draw:text-style-name="P2" draw:layer="layout" svg:width="2.504cm" svg:height="0.645cm" svg:x="3.4cm" svg:y="5cm">
          <draw:text-box>
            <text:p text:style-name="P2">EditorPalette</text:p>
          </draw:text-box>
        </draw:frame>
        <draw:custom-shape draw:style-name="gr3" draw:text-style-name="P3" draw:layer="layout" svg:width="3.7cm" svg:height="0.7cm" svg:x="3.4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55cm" svg:height="0.645cm" svg:x="3.5cm" svg:y="6.6cm">
          <draw:text-box>
            <text:p text:style-name="P2">EditorPaletteTile</text:p>
          </draw:text-box>
        </draw:frame>
        <draw:frame draw:style-name="gr2" draw:text-style-name="P2" draw:layer="layout" svg:width="2.741cm" svg:height="0.645cm" svg:x="3.7cm" svg:y="5.8cm">
          <draw:text-box>
            <text:p text:style-name="P2">EditorSizeTool</text:p>
          </draw:text-box>
        </draw:frame>
        <draw:custom-shape draw:style-name="gr3" draw:text-style-name="P3" draw:layer="layout" svg:width="9.3cm" svg:height="7.1cm" svg:x="8.5cm" svg:y="4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52cm" svg:height="0.645cm" svg:x="7.994cm" svg:y="3.655cm">
          <draw:text-box>
            <text:p text:style-name="P2">EditorBoar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4T20:54:36</meta:creation-date>
    <dc:date>2012-11-05T16:24:26</dc:date>
    <meta:editing-duration>PT18H44M19S</meta:editing-duration>
    <meta:editing-cycles>1</meta:editing-cycles>
    <meta:document-statistic meta:object-count="18"/>
    <meta:generator>LibreOffice/3.5$Linux_X86_64 LibreOffice_project/350m1$Build-2</meta:generator>
  </office:meta>
</office:document-meta>
</file>